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4" svg:stroke-width="0.081cm" svg:stroke-color="#ffffff" draw:marker-start-width="0.321cm" draw:marker-end-width="0.321cm" draw:stroke-linejoin="none" svg:stroke-linecap="butt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Dash_20_Dot_20_4" svg:stroke-width="0.079cm" svg:stroke-color="#ffffff" draw:stroke-linejoin="round" svg:stroke-linecap="butt" draw:fill="none" draw:fill-color="#000000" draw:textarea-horizontal-align="center" draw:textarea-vertical-align="middle" fo:padding-top="0.164cm" fo:padding-bottom="0.164cm" fo:padding-left="0.289cm" fo:padding-right="0.289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41cm" svg:height="7.602cm" svg:x="2.587cm" svg:y="3.521cm" svg:viewBox="0 0 4442 7603" svg:d="M982 7376c-357-248-88-874-110-1338-21-464 22-980-18-1448-40-467-83-934-220-1355-137-422-519-883-605-1173-85-290 37-474 92-568 55-95 159-107 238 0s98 372 238 641c141 269 535 996 605 971 70-24-253-632-183-1118 70-485 455-1530 604-1795 150-266 269 3 294 201 24 199-107 703-147 990s-122 473-92 733c31 259 223 919 275 824 52-94-49-925 37-1392 85-468 370-1210 476-1411 107-202 132-220 165 201 34 422-9 2105 37 2327 46 223 162-659 238-989s128-815 220-990c92-174 269-210 330-55 61 156 43 547 37 990-7 443-43 1310-74 1667-30 358-168 517-110 477s275-556 458-715c184-159 547-320 642-238 94 83-40 446-74 733-33 287 10 583-128 989-137 407-501 1115-696 1448-196 333-394 293-477 550-82 256 324 849-18 989-342 141-1677 101-2034-146z">
          <text:p/>
        </draw:path>
        <draw:path draw:style-name="gr2" draw:text-style-name="P2" draw:layer="layout" svg:width="4.441cm" svg:height="7.602cm" svg:x="2.587cm" svg:y="3.521cm" svg:viewBox="0 0 4442 7603" svg:d="M982 7376c-357-248-88-874-110-1338-21-464 22-980-18-1448-40-467-83-934-220-1355-137-422-519-883-605-1173-85-290 37-474 92-568 55-95 159-107 238 0s98 372 238 641c141 269 535 996 605 971 70-24-253-632-183-1118 70-485 455-1530 604-1795 150-266 269 3 294 201 24 199-107 703-147 990s-122 473-92 733c31 259 223 919 275 824 52-94-49-925 37-1392 85-468 370-1210 476-1411 107-202 132-220 165 201 34 422-9 2105 37 2327 46 223 162-659 238-989s128-815 220-990c92-174 269-210 330-55 61 156 43 547 37 990-7 443-43 1310-74 1667-30 358-168 517-110 477s275-556 458-715c184-159 547-320 642-238 94 83-40 446-74 733-33 287 10 583-128 989-137 407-501 1115-696 1448-196 333-394 293-477 550-82 256 324 849-18 989-342 141-1677 101-2034-146z">
          <text:p/>
        </draw:path>
        <draw:path draw:style-name="gr1" draw:text-style-name="P1" draw:layer="layout" svg:width="4.124cm" svg:height="7.738cm" svg:x="7.325cm" svg:y="3.313cm" svg:viewBox="0 0 4125 7739" svg:d="M3774 7144c226-272-304-522-292-1044 12-523 308-1662 366-2089 58-428-58-184-19-477 40-293 211-950 257-1283 46-332 52-528 18-714-33-186-131-391-220-403-88-13-234 39-310 329-77 291-86 1127-147 1411s-201 437-220 294c-18-144 113-852 110-1155-3-302-70-427-128-659-58-233-156-538-220-733-64-196-113-397-165-440s-116 43-146 183c-31 141-25 446-37 660s-37 409-37 623 46 461 37 659c-9 199-25 785-92 532-67-254-220-1607-311-2052-92-446-156-514-238-623-83-110-220-285-257-37-37 247 24 1014 37 1521 12 507 73 1521 36 1521-36 0-174-1115-256-1521-83-406-156-770-238-916-83-147-181-147-257 36s-189 712-202 1063c-12 351 89 638 129 1044 39 407 119 1305 110 1393-10 89-37-629-165-861-129-232-452-473-605-532-153-58-299 46-311 184-13 137 146 351 238 641 91 290 52 596 311 1099 260 504 984 1436 1246 1925 263 488 0 937 330 1007 330 71 1423-314 1648-586z">
          <text:p/>
        </draw:path>
        <draw:path draw:style-name="gr2" draw:text-style-name="P2" draw:layer="layout" svg:width="4.124cm" svg:height="7.738cm" svg:x="7.325cm" svg:y="3.313cm" svg:viewBox="0 0 4125 7739" svg:d="M3774 7144c226-272-304-522-292-1044 12-523 308-1662 366-2089 58-428-58-184-19-477 40-293 211-950 257-1283 46-332 52-528 18-714-33-186-131-391-220-403-88-13-234 39-310 329-77 291-86 1127-147 1411s-201 437-220 294c-18-144 113-852 110-1155-3-302-70-427-128-659-58-233-156-538-220-733-64-196-113-397-165-440s-116 43-146 183c-31 141-25 446-37 660s-37 409-37 623 46 461 37 659c-9 199-25 785-92 532-67-254-220-1607-311-2052-92-446-156-514-238-623-83-110-220-285-257-37-37 247 24 1014 37 1521 12 507 73 1521 36 1521-36 0-174-1115-256-1521-83-406-156-770-238-916-83-147-181-147-257 36s-189 712-202 1063c-12 351 89 638 129 1044 39 407 119 1305 110 1393-10 89-37-629-165-861-129-232-452-473-605-532-153-58-299 46-311 184-13 137 146 351 238 641 91 290 52 596 311 1099 260 504 984 1436 1246 1925 263 488 0 937 330 1007 330 71 1423-314 1648-58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40S</meta:editing-duration>
    <meta:editing-cycles>4</meta:editing-cycles>
    <meta:generator>LibreOffice/7.3.7.2$Linux_X86_64 LibreOffice_project/30$Build-2</meta:generator>
    <dc:date>2023-12-20T00:23:28.577334525</dc:date>
    <meta:document-statistic meta:object-count="4"/>
  </office:meta>
</office:document-meta>
</file>